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.2 Activity Monitoring (Is actually an activity Report)</text:p>
      <text:p text:style-name="Standard">See Google Doc for sepecifics</text:p>
      <text:p text:style-name="Standard"/>
      <text:p text:style-name="Standard">6.4.3 Promotions Types</text:p>
      <text:p text:style-name="Standard">Invite 10 People, get 1 free ticket</text:p>
      <text:p text:style-name="Standard"/>
      <text:p text:style-name="Standard">6.4.5.1</text:p>
      <text:p text:style-name="Standard">6.4.5.3 Redeem Subscriptions</text:p>
      <text:p text:style-name="Standard">6.4.5.4 Buy Gift Tickets Information (one per emai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Madsen</meta:initial-creator>
    <meta:creation-date>2010-12-17T16:42:36</meta:creation-date>
    <meta:generator>OpenOffice.org/3.3$Linux OpenOffice.org_project/330m17$Build-9551</meta:generator>
    <dc:date>2010-12-17T16:58:33</dc:date>
    <dc:creator>Andy Madsen</dc:creator>
    <meta:editing-duration>PT13M54S</meta:editing-duration>
    <meta:editing-cycles>7</meta:editing-cycles>
    <meta:document-statistic meta:table-count="0" meta:image-count="0" meta:object-count="0" meta:page-count="1" meta:paragraph-count="7" meta:word-count="35" meta:character-count="229"/>
  </office:meta>
</office:document-meta>
</file>